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arial">
      <style:text-properties style:font-name="Arial" fo:font-size="11pt" style:font-size-asian="11pt" style:font-size-complex="11pt"/>
    </style:style>
    <style:style style:name="P2" style:family="paragraph" style:parent-style-name="arial" style:list-style-name="L1">
      <style:text-properties style:font-name="Arial" fo:font-size="11pt" style:font-size-asian="11pt" style:font-size-complex="11pt"/>
    </style:style>
    <style:style style:name="P3" style:family="paragraph" style:parent-style-name="arial">
      <style:paragraph-properties fo:text-align="justify" style:justify-single-word="false"/>
      <style:text-properties style:font-name="Arial" fo:font-size="11pt" style:font-size-asian="11pt" style:font-size-complex="11pt"/>
    </style:style>
    <style:style style:name="P4" style:family="paragraph" style:parent-style-name="arial" style:list-style-name="L2">
      <style:text-properties style:font-name="Arial" fo:font-size="11pt" style:font-size-asian="11pt" style:font-size-complex="11pt"/>
    </style:style>
    <style:style style:name="P5" style:family="paragraph" style:parent-style-name="arial" style:list-style-name="L3">
      <style:text-properties style:font-name="Arial" fo:font-size="11pt" style:font-size-asian="11pt" style:font-size-complex="11pt"/>
    </style:style>
    <style:style style:name="P6" style:family="paragraph" style:parent-style-name="arial">
      <style:text-properties style:font-name="Arial" fo:font-size="11pt" officeooo:paragraph-rsid="000e559f" style:font-size-asian="11pt" style:font-size-complex="11pt"/>
    </style:style>
    <style:style style:name="P7" style:family="paragraph" style:parent-style-name="arial" style:list-style-name="L5">
      <style:text-properties style:font-name="Arial" fo:font-size="11pt" style:font-size-asian="11pt" style:font-size-complex="11pt"/>
    </style:style>
    <style:style style:name="P8" style:family="paragraph" style:parent-style-name="arial">
      <style:text-properties style:font-name="Arial" fo:font-size="11pt" fo:font-weight="bold" style:font-size-asian="11pt" style:font-weight-asian="bold" style:font-size-complex="11pt" style:font-weight-complex="bold"/>
    </style:style>
    <style:style style:name="P9" style:family="paragraph" style:parent-style-name="arial">
      <style:text-properties style:font-name="Arial" fo:font-size="11pt" fo:font-weight="bold" officeooo:paragraph-rsid="000c7afe" style:font-size-asian="11pt" style:font-weight-asian="bold" style:font-size-complex="11pt" style:font-weight-complex="bold"/>
    </style:style>
    <style:style style:name="P10" style:family="paragraph" style:parent-style-name="arial">
      <style:text-properties style:font-name="Arial" fo:font-size="11pt" fo:font-style="italic" style:font-size-asian="11pt" style:font-style-asian="italic" style:font-size-complex="11pt" style:font-style-complex="italic"/>
    </style:style>
    <style:style style:name="P11" style:family="paragraph" style:parent-style-name="arial">
      <style:text-properties style:font-name="Arial"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arial">
      <style:paragraph-properties fo:text-align="center" style:justify-single-word="false"/>
      <style:text-properties style:text-position="0% 100%" style:font-name="Arial" fo:font-size="14pt" fo:text-shadow="none" fo:font-weight="bold" style:font-size-asian="14pt" style:font-weight-asian="bold" style:font-size-complex="14pt" style:font-weight-complex="bold"/>
    </style:style>
    <style:style style:name="P13" style:family="paragraph" style:parent-style-name="arial" style:list-style-name="L3"/>
    <style:style style:name="T1" style:family="text">
      <style:text-properties officeooo:rsid="000c7afe"/>
    </style:style>
    <style:style style:name="T2" style:family="text">
      <style:text-properties style:font-name="Arial"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italic" officeooo:rsid="000c7af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0c7afe" style:font-weight-asian="bold" style:font-weight-complex="bold"/>
    </style:style>
    <style:style style:name="T8" style:family="text">
      <style:text-properties fo:font-weight="bold" officeooo:rsid="000e559f" style:font-weight-asian="bold" style:font-weight-complex="bold"/>
    </style:style>
    <style:style style:name="T9" style:family="text">
      <style:text-properties fo:font-weight="bold" officeooo:rsid="000fc60f" style:font-weight-asian="bold" style:font-weight-complex="bold"/>
    </style:style>
    <style:style style:name="T10" style:family="text">
      <style:text-properties fo:color="#800000"/>
    </style:style>
    <style:style style:name="T11" style:family="text">
      <style:text-properties fo:color="#336633"/>
    </style:style>
    <style:style style:name="T12" style:family="text">
      <style:text-properties officeooo:rsid="000e559f"/>
    </style:style>
    <style:style style:name="T13" style:family="text">
      <style:text-properties fo:color="#003366"/>
    </style:style>
    <style:style style:name="T14" style:family="text">
      <style:text-properties officeooo:rsid="000f4bf1"/>
    </style:style>
    <style:style style:name="T15" style:family="text">
      <style:text-properties fo:color="#cc0000"/>
    </style:style>
    <style:style style:name="T16" style:family="text">
      <style:text-properties officeooo:rsid="000fc60f"/>
    </style:style>
    <style:style style:name="T17" style:family="text">
      <style:text-properties fo:color="#007826"/>
    </style:style>
    <style:style style:name="T18" style:family="text">
      <style:text-properties officeooo:rsid="001347cf"/>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839in" fo:text-indent="-0.25in" fo:margin-left="0.5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9in" fo:text-indent="-0.25in" fo:margin-left="0.8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9in" fo:text-indent="-0.25in" fo:margin-left="1.0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9in" fo:text-indent="-0.25in" fo:margin-left="1.3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9in" fo:text-indent="-0.25in" fo:margin-left="1.5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9in" fo:text-indent="-0.25in" fo:margin-left="1.8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9in" fo:text-indent="-0.25in" fo:margin-left="2.0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9in" fo:text-indent="-0.25in" fo:margin-left="2.3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9in" fo:text-indent="-0.25in" fo:margin-left="2.5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9in" fo:text-indent="-0.25in" fo:margin-left="2.8339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839in" fo:text-indent="-0.25in" fo:margin-left="0.58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9in" fo:text-indent="-0.25in" fo:margin-left="0.83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9in" fo:text-indent="-0.25in" fo:margin-left="1.08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9in" fo:text-indent="-0.25in" fo:margin-left="1.33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9in" fo:text-indent="-0.25in" fo:margin-left="1.5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9in" fo:text-indent="-0.25in" fo:margin-left="1.83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9in" fo:text-indent="-0.25in" fo:margin-left="2.08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9in" fo:text-indent="-0.25in" fo:margin-left="2.33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9in" fo:text-indent="-0.25in" fo:margin-left="2.58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9in" fo:text-indent="-0.25in" fo:margin-left="2.833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nstructors</text:p>
      <text:p text:style-name="P1"/>
      <text:p text:style-name="P9"><text:span text:style-name="T1">1. </text:span>What is constructor?</text:p>
      <text:p text:style-name="P8"/>
      <text:list xml:id="list8532932366802127980" text:style-name="L1">
        <text:list-item>
          <text:p text:style-name="P2">Constructor looks like a method but it is not a method.</text:p>
        </text:list-item>
        <text:list-item>
          <text:p text:style-name="P2"><text:span text:style-name="T1">C</text:span>onstructor is similar to method.</text:p>
        </text:list-item>
        <text:list-item>
          <text:p text:style-name="P2">Constructor is a block of code that can be executed automatically whenever JVM completes object creation(memory allocation for object) in Heap Area.</text:p>
        </text:list-item>
      </text:list>
      <text:p text:style-name="P1"/>
      <text:p text:style-name="P1"/>
      <text:p text:style-name="P8"><text:span text:style-name="T1">2. </text:span>What is the <text:span text:style-name="T1">syntax</text:span> we use to define a constructor?</text:p>
      <text:p text:style-name="P8"/>
      <text:p text:style-name="P10">ans: <text:span text:style-name="T7">Syntax:</text:span></text:p>
      <text:p text:style-name="P10"><text:span text:style-name="T7"/></text:p>
      <text:p text:style-name="P1"><text:tab/><text:span text:style-name="T3">[modifiers] ClassName </text:span><text:span text:style-name="T4">(</text:span><text:span text:style-name="T3">[parameters declaration]</text:span><text:span text:style-name="T4">) </text:span><text:span text:style-name="T3">{</text:span></text:p>
      <text:p text:style-name="P10"><text:s text:c="4"/><text:tab/><text:tab/><text:span text:style-name="T13">// body</text:span></text:p>
      <text:p text:style-name="P10"><text:tab/>}</text:p>
      <text:p text:style-name="P10"/>
      <text:p text:style-name="P1"><text:s/>a) Here constructor name must be same as class name</text:p>
      <text:p text:style-name="P1"><text:s/>b) modifiers can be public, private, protected, no modifier.</text:p>
      <text:p text:style-name="P1"><text:s/>c) Constructor with out modifier is default access constructor or package access constructor.</text:p>
      <text:p text:style-name="P1"><text:s/></text:p>
      <text:p text:style-name="P8"><text:s/><text:span text:style-name="T1">Comparison</text:span> of method with constructor.</text:p>
      <text:list xml:id="list7020140072104110466" text:style-name="L2">
        <text:list-header>
          <text:p text:style-name="P4"/>
        </text:list-header>
      </text:list>
      <text:p text:style-name="P3"><text:s/>1) <text:tab/>Constructor syntax looks same as method but the main difference is method has return type, <text:tab/><text:span text:style-name="T1">C</text:span>onstructor does not contain return type.</text:p>
      <text:p text:style-name="P3"><text:s/></text:p>
      <text:p text:style-name="P3"><text:s/>2) <text:tab/>Method name can be any name.</text:p>
      <text:p text:style-name="P3"><text:s/><text:tab/> But constructor name must be same as class name.</text:p>
      <text:p text:style-name="P3"><text:s text:c="3"/></text:p>
      <text:p text:style-name="P3"><text:s/>3)<text:tab/>Method must be called by method name but Constructor is not called as a method.</text:p>
      <text:p text:style-name="P3"><text:s text:c="3"/><text:tab/>Constructor is executed automatically whenever object has created by JVM.</text:p>
      <text:p text:style-name="P3"><text:s text:c="3"/></text:p>
      <text:p text:style-name="P1"><text:s/><text:span text:style-name="T6">Note: <text:s/></text:span><text:span text:style-name="T7">I</text:span>f we add a return type to the constructor then constructor becomes method.</text:p>
      <text:p text:style-name="P1"/>
      <text:p text:style-name="P8"><text:s/>Example:</text:p>
      <text:p text:style-name="P8"/>
      <text:p text:style-name="P1"><text:s/><text:tab/><text:span text:style-name="T3">class Sample{</text:span></text:p>
      <text:p text:style-name="P10"><text:s text:c="5"/><text:tab/><text:tab/>Sample(){</text:p>
      <text:p text:style-name="P10"><text:tab/> <text:s text:c="3"/><text:tab/><text:tab/>System.out.println("I am a constructor");</text:p>
      <text:p text:style-name="P10"><text:tab/><text:tab/> }</text:p>
      <text:p text:style-name="P10"><text:tab/> <text:tab/>void Sample(){</text:p>
      <text:p text:style-name="P10"><text:tab/> <text:s text:c="3"/><text:tab/><text:tab/>System.out.println("I am a method");</text:p>
      <text:p text:style-name="P10"><text:tab/> <text:tab/>}</text:p>
      <text:p text:style-name="P10"><text:s/><text:tab/>}</text:p>
      <text:p text:style-name="P10"><text:s/><text:tab/>public class ConTestCase1{</text:p>
      <text:p text:style-name="P10"><text:s text:c="4"/><text:tab/><text:tab/>public static void main(String[] args){</text:p>
      <text:p text:style-name="P10"><text:tab/> <text:s text:c="3"/><text:tab/><text:tab/>Sample s = new Sample();</text:p>
      <text:p text:style-name="P10"><text:tab/><text:tab/><text:tab/>System.out.println("-------");</text:p>
      <text:p text:style-name="P10"><text:tab/><text:tab/><text:tab/>s.sample();</text:p>
      <text:p text:style-name="P10"><text:tab/><text:tab/>}</text:p>
      <text:p text:style-name="P10"><text:s/><text:tab/>}</text:p>
      <text:p text:style-name="P1"><text:s/></text:p>
      <text:p text:style-name="P1"><text:soft-page-break/><text:s/></text:p>
      <text:p text:style-name="P8"><text:s/>Rules about constructors:</text:p>
      <text:p text:style-name="P1"><text:s/>-------------------------------------</text:p>
      <text:list xml:id="list3817340812724246507" text:style-name="L3">
        <text:list-item>
          <text:p text:style-name="P5">Constructor name must be same as ClassName.</text:p>
        </text:list-item>
        <text:list-item>
          <text:p text:style-name="P13"><text:span text:style-name="T2">Constructor does not contain a return type.</text:span></text:p>
        </text:list-item>
        <text:list-item>
          <text:p text:style-name="P5">In constructor we can't write return with expression.</text:p>
        </text:list-item>
      </text:list>
      <text:p text:style-name="P1"><text:s/></text:p>
      <text:p text:style-name="P8"><text:s/><text:span text:style-name="T1">E</text:span>xample:</text:p>
      <text:p text:style-name="P8"/>
      <text:p text:style-name="P1"><text:s/><text:tab/>class Sample{</text:p>
      <text:p text:style-name="P1"><text:s text:c="4"/><text:tab/><text:tab/>Sample(){</text:p>
      <text:p text:style-name="P1"><text:tab/> <text:s text:c="3"/><text:tab/><text:tab/>System.out.println("I am a constructor");</text:p>
      <text:p text:style-name="P1"><text:tab/><text:tab/><text:tab/>return 23; <text:tab/><text:span text:style-name="T10">// C error</text:span>.</text:p>
      <text:p text:style-name="P1"><text:tab/> <text:tab/>}</text:p>
      <text:p text:style-name="P1"><text:s/><text:tab/>}</text:p>
      <text:p text:style-name="P1"/>
      <text:p text:style-name="P1"><text:span text:style-name="T7">4</text:span><text:span text:style-name="T1">. </text:span><text:s/>In a constructor we can write return without expression</text:p>
      <text:p text:style-name="P1"/>
      <text:p text:style-name="P9"><text:s/><text:span text:style-name="T1">E</text:span>xample:</text:p>
      <text:p text:style-name="P9"/>
      <text:p text:style-name="P1"><text:s/><text:tab/>class Sample{</text:p>
      <text:p text:style-name="P1"><text:s text:c="5"/><text:tab/><text:tab/>Sample(){</text:p>
      <text:p text:style-name="P1"><text:tab/> <text:s text:c="3"/><text:tab/><text:tab/>int a=5;</text:p>
      <text:p text:style-name="P1"><text:tab/><text:tab/><text:tab/>if(a%2==0)</text:p>
      <text:p text:style-name="P1"><text:tab/><text:tab/> <text:s/><text:tab/><text:tab/>return; <text:tab/><text:tab/><text:span text:style-name="T11">// allowed</text:span></text:p>
      <text:p text:style-name="P1"><text:tab/><text:tab/><text:tab/>System.out.println("i will not be executed if a%2 is 0");</text:p>
      <text:p text:style-name="P1"><text:tab/><text:tab/> }</text:p>
      <text:p text:style-name="P1"><text:tab/> }</text:p>
      <text:p text:style-name="P1"/>
      <text:p text:style-name="P1"><text:s/></text:p>
      <text:p text:style-name="P1"><text:span text:style-name="T6"><text:s/>5</text:span>. <text:s text:c="2"/>Like a method, constructor accepts arguments.</text:p>
      <text:p text:style-name="P1"><text:span text:style-name="T6"><text:s/>6</text:span>. <text:s text:c="2"/>Like a non-static method, constructor contains the 'this' reference.</text:p>
      <text:p text:style-name="P1"><text:s/><text:span text:style-name="T6">7</text:span>. <text:s/>We can access data members inside constructor.</text:p>
      <text:p text:style-name="P1"><text:s/><text:span text:style-name="T6">8.</text:span> <text:s text:c="2"/>Like methods we can overload the constructors.</text:p>
      <text:p text:style-name="P1"><text:s/></text:p>
      <text:p text:style-name="P11"><text:s/>Important Note:</text:p>
      <text:p text:style-name="P1"><text:s/>----------------------</text:p>
      <text:p text:style-name="P1"><text:tab/>Whenever we are creating the object for the 1st time then static blocks are executed after static blocks execution non static blocks and constructors are executed.</text:p>
      <text:p text:style-name="P1"><text:s/></text:p>
      <text:p text:style-name="P1"><text:s/><text:tab/>For second time if we are creating the object then non-static blocks and constructors are executed but static blocks are not executed because the static blocks are executed only once whenever the class is loaded.</text:p>
      <text:p text:style-name="P1"><text:s/></text:p>
      <text:p text:style-name="P1"><text:s/><text:span text:style-name="T6"><text:s/></text:span><text:span text:style-name="T7">E</text:span><text:span text:style-name="T6">xample: <text:s/>What is the output of the following code?</text:span></text:p>
      <text:p text:style-name="P1"><text:span text:style-name="T6"/></text:p>
      <text:p text:style-name="P1"><text:s/><text:tab/>class Sample{</text:p>
      <text:p text:style-name="P1"><text:s text:c="5"/><text:tab/><text:tab/>Sample(){</text:p>
      <text:p text:style-name="P1"><text:tab/> <text:s text:c="4"/><text:tab/><text:tab/>System.out.println("Sample con");</text:p>
      <text:p text:style-name="P1"><text:tab/><text:tab/> }</text:p>
      <text:p text:style-name="P1"><text:tab/> <text:tab/>static{</text:p>
      <text:p text:style-name="P1"><text:tab/> <text:s text:c="3"/><text:tab/><text:tab/>System.out.println("Sample SB");</text:p>
      <text:p text:style-name="P1"><text:tab/> <text:tab/>}</text:p>
      <text:p text:style-name="P1"><text:soft-page-break/><text:tab/> <text:tab/>{</text:p>
      <text:p text:style-name="P1"><text:tab/> <text:s text:c="3"/><text:tab/><text:tab/>System.out.println("Sample NSB");</text:p>
      <text:p text:style-name="P1"><text:tab/><text:tab/> }</text:p>
      <text:p text:style-name="P1"><text:s/><text:tab/>}</text:p>
      <text:p text:style-name="P1"/>
      <text:p text:style-name="P1"><text:s/><text:tab/>public class conTestCase2{</text:p>
      <text:p text:style-name="P1"><text:s text:c="4"/><text:tab/><text:tab/>public static void main(String[] args){</text:p>
      <text:p text:style-name="P1"><text:tab/> <text:s text:c="3"/><text:tab/><text:tab/>Sample s1 = new Sample();</text:p>
      <text:p text:style-name="P1"><text:tab/><text:tab/><text:tab/>System.out.println("------");</text:p>
      <text:p text:style-name="P1"><text:tab/><text:tab/><text:tab/>Sample s2 = new Sample();</text:p>
      <text:p text:style-name="P1"><text:tab/><text:tab/><text:tab/>System.out.println("------");</text:p>
      <text:p text:style-name="P1"><text:tab/><text:tab/><text:tab/>Sample s3 = new Sample();</text:p>
      <text:p text:style-name="P1"><text:tab/><text:tab/>}</text:p>
      <text:p text:style-name="P1"><text:s/><text:tab/>}</text:p>
      <text:p text:style-name="P1"/>
      <text:p text:style-name="P8"><text:s/>output</text:p>
      <text:p text:style-name="P1"><text:s/>------</text:p>
      <text:p text:style-name="P1"><text:s/>Sample SB</text:p>
      <text:p text:style-name="P1"><text:s/>Sample NSB</text:p>
      <text:p text:style-name="P1"><text:s/>Sample con</text:p>
      <text:p text:style-name="P1"><text:s/>------</text:p>
      <text:p text:style-name="P1"><text:s/>Sample NSB</text:p>
      <text:p text:style-name="P1"><text:s/>Sample con</text:p>
      <text:p text:style-name="P1"><text:s/>------</text:p>
      <text:p text:style-name="P1"><text:s/>Sample NSB</text:p>
      <text:p text:style-name="P1"><text:s/>Sample con</text:p>
      <text:p text:style-name="P1"><text:s/></text:p>
      <text:p text:style-name="P8"><text:s/><text:span text:style-name="T1">Q. </text:span>Con we write constructor with return statement?</text:p>
      <text:p text:style-name="P8"/>
      <text:p text:style-name="P1"><text:span text:style-name="T5"><text:s/>ans:</text:span> <text:span text:style-name="T1">yes, In</text:span> constructor we can write return statement with out expression.</text:p>
      <text:p text:style-name="P1"><text:s/></text:p>
      <text:p text:style-name="P1"><text:s/><text:span text:style-name="T1">E</text:span><text:span text:style-name="T6">xample:</text:span></text:p>
      <text:p text:style-name="P1"><text:span text:style-name="T6"/></text:p>
      <text:p text:style-name="P1"><text:tab/><text:span text:style-name="T3">import java.</text:span><text:span text:style-name="T4">util.S</text:span><text:span text:style-name="T3">canner;</text:span></text:p>
      <text:p text:style-name="P10"/>
      <text:p text:style-name="P10"><text:s/><text:tab/>class Sample{</text:p>
      <text:p text:style-name="P10"><text:s text:c="4"/><text:tab/><text:tab/>Sample(){</text:p>
      <text:p text:style-name="P10"><text:tab/> <text:s text:c="2"/><text:tab/><text:tab/>Scanner sc = new Scanner(System.in);</text:p>
      <text:p text:style-name="P10"><text:tab/> <text:s text:c="2"/><text:tab/><text:tab/>System.out.println("Enter <text:span text:style-name="T12">an int</text:span>:");</text:p>
      <text:p text:style-name="P10"><text:tab/> <text:s text:c="2"/><text:tab/><text:tab/>int a = sc.nextInt();</text:p>
      <text:p text:style-name="P10"><text:tab/> <text:s text:c="2"/><text:tab/><text:tab/>if(a&lt;0){</text:p>
      <text:p text:style-name="P10"><text:tab/> <text:s text:c="5"/><text:tab/><text:tab/><text:tab/>System.out.println(" <text:span text:style-name="T12">Ur</text:span> input is -ve");</text:p>
      <text:p text:style-name="P10"><text:tab/><text:tab/> <text:s/><text:tab/><text:tab/>return;</text:p>
      <text:p text:style-name="P10"><text:tab/> <text:s text:c="2"/><text:tab/><text:tab/>}</text:p>
      <text:p text:style-name="P10"><text:tab/> <text:s text:c="2"/><text:tab/><text:tab/>System.out.println("<text:span text:style-name="T12">Ur</text:span> input is +ve”);</text:p>
      <text:p text:style-name="P10"><text:tab/><text:tab/>}</text:p>
      <text:p text:style-name="P10"><text:s/><text:tab/>}</text:p>
      <text:p text:style-name="P10"/>
      <text:p text:style-name="P10"><text:s/><text:tab/>public class ConTestCase3{</text:p>
      <text:p text:style-name="P10"><text:s text:c="4"/><text:tab/><text:tab/>public static void main(String[] args){</text:p>
      <text:p text:style-name="P10"><text:tab/> <text:s text:c="2"/><text:tab/><text:tab/>Sample s = new Sample();</text:p>
      <text:p text:style-name="P10"><text:tab/><text:tab/>}</text:p>
      <text:p text:style-name="P10"><text:s/><text:tab/>}</text:p>
      <text:p text:style-name="P8"><text:soft-page-break/><text:s/>Important note:</text:p>
      <text:p text:style-name="P1"/>
      <text:p text:style-name="P1"><text:s text:c="2"/><text:span text:style-name="T12">D</text:span>efault access constructor, default constructor, zero argument constructor these three are different.</text:p>
      <text:p text:style-name="P1"/>
      <text:p text:style-name="P6"><text:s text:c="2"/><text:span text:style-name="T12">D</text:span>efault access constructor means no modifier is given to that constructor.</text:p>
      <text:p text:style-name="P6"/>
      <text:p text:style-name="P1"><text:s/><text:span text:style-name="T6"><text:s/>Example:</text:span></text:p>
      <text:p text:style-name="P1"><text:span text:style-name="T6"/></text:p>
      <text:p text:style-name="P1"><text:s text:c="2"/><text:tab/>class Sample{</text:p>
      <text:p text:style-name="P6"><text:s text:c="6"/><text:tab/><text:tab/>public Sample() { </text:p>
      <text:p text:style-name="P6"><text:tab/><text:tab/><text:tab/><text:span text:style-name="T13">// public access constructor</text:span></text:p>
      <text:p text:style-name="P1"><text:tab/> <text:s/><text:tab/>}</text:p>
      <text:p text:style-name="P6"><text:tab/> <text:s/><text:tab/>Sample(int a){ <text:s/></text:p>
      <text:p text:style-name="P6"><text:tab/><text:tab/><text:tab/><text:span text:style-name="T13">// default access constructor</text:span></text:p>
      <text:p text:style-name="P1"><text:tab/> <text:tab/> }</text:p>
      <text:p text:style-name="P1"><text:s/><text:tab/> }</text:p>
      <text:p text:style-name="P1"/>
      <text:p text:style-name="P6"><text:span text:style-name="T8"><text:s/>D</text:span><text:span text:style-name="T6">efault constructor:</text:span> which <text:span text:style-name="T14">is </text:span>not defined by us but provided by Java compiler.</text:p>
      <text:p text:style-name="P6"/>
      <text:p text:style-name="P1"><text:s text:c="2"/><text:span text:style-name="T6">Example:</text:span></text:p>
      <text:p text:style-name="P1"><text:span text:style-name="T6"/></text:p>
      <text:p text:style-name="P1"><text:s text:c="2"/><text:tab/><text:span text:style-name="T3">class Sample{</text:span></text:p>
      <text:p text:style-name="P10"><text:s text:c="4"/><text:tab/><text:tab/>int a;</text:p>
      <text:p text:style-name="P10"><text:s text:c="2"/><text:tab/>}</text:p>
      <text:p text:style-name="P1"/>
      <text:p text:style-name="P1"><text:s text:c="2"/><text:tab/>The above class will have a zero argument <text:span text:style-name="T12">constructor</text:span>(not visible) but supplied by java compiler that <text:span text:style-name="T12">constructor</text:span> is called “default constructor”.</text:p>
      <text:p text:style-name="P10"/>
      <text:p text:style-name="P10"><text:s text:c="2"/><text:tab/>class Sample{</text:p>
      <text:p text:style-name="P10"><text:s text:c="6"/><text:tab/><text:tab/>class Test{</text:p>
      <text:p text:style-name="P10"><text:tab/> <text:s/><text:tab/>}</text:p>
      <text:p text:style-name="P10"><text:s text:c="2"/><text:tab/>}</text:p>
      <text:p text:style-name="P1"/>
      <text:p text:style-name="P10"><text:s text:c="2"/>try this example in JDK 1.6(Java 6)</text:p>
      <text:p text:style-name="P10"/>
      <text:p text:style-name="P1"><text:s text:c="2"/>javac Sample.java (two <text:span text:style-name="T12">.</text:span>class files are generated-&gt; Sample.class, Sample$Test.class)</text:p>
      <text:p text:style-name="P1"/>
      <text:p text:style-name="P1"><text:s text:c="2"/>javap Sample (sample will have zero argument constructor(default) supplied Java compiler)</text:p>
      <text:p text:style-name="P1"/>
      <text:p text:style-name="P1"><text:s/>javap Sample$Test (Sample$Test class will have argument constructor(default) supplied by Java <text:s text:c="7"/>compiler)</text:p>
      <text:p text:style-name="P1"><text:s text:c="4"/></text:p>
      <text:p text:style-name="P1"><text:s/><text:span text:style-name="T12">T</text:span>he Test class is nested class it will also have argument <text:span text:style-name="T12">constructor</text:span> (Not visible) but supplied by java <text:s text:c="3"/>compiler that constructor is called default constructor.</text:p>
      <text:p text:style-name="P1"><text:s text:c="2"/></text:p>
      <text:p text:style-name="P1"><text:span text:style-name="T6"><text:s text:c="2"/></text:span><text:span text:style-name="T8">Z</text:span><text:span text:style-name="T6">ero argument constructor:</text:span></text:p>
      <text:p text:style-name="P1"><text:span text:style-name="T6"/></text:p>
      <text:list xml:id="list8892098951079462555" text:style-name="L5">
        <text:list-item>
          <text:p text:style-name="P7">we can define zero argument constructor.</text:p>
        </text:list-item>
        <text:list-item>
          <text:p text:style-name="P7"><text:span text:style-name="T12">I</text:span>f we forget <text:span text:style-name="T14">to </text:span>define any constructor in our top level class, then zero argument constructor is <text:s text:c="3"/>supplied by Java compiler and that is called as default constructor.</text:p>
        </text:list-item>
        <text:list-item>
          <text:p text:style-name="P7"><text:span text:style-name="T12">I</text:span>f we forget to define any constructor in nested<text:span text:style-name="T14"> </text:span>non static class, then argument constructor is supplied by java compiler then that constructor is called as default constructor.</text:p>
        </text:list-item>
        <text:list-item>
          <text:p text:style-name="P7">So every zero argument constructor is not default constructor. <text:s/></text:p>
        </text:list-item>
        <text:list-item>
          <text:p text:style-name="P7"><text:soft-page-break/>If we define one/more constructors then Java compiler will not supply a default constructor.</text:p>
        </text:list-item>
      </text:list>
      <text:p text:style-name="P1"/>
      <text:p text:style-name="P1"><text:s text:c="2"/><text:span text:style-name="T6">Example:</text:span></text:p>
      <text:p text:style-name="P1"><text:span text:style-name="T6"/></text:p>
      <text:p text:style-name="P1"><text:s text:c="2"/><text:tab/>class Sample{</text:p>
      <text:p text:style-name="P1"><text:s text:c="5"/><text:tab/><text:tab/>Sample(){</text:p>
      <text:p text:style-name="P1"><text:tab/> <text:s text:c="3"/><text:tab/><text:tab/>System.out.println("Hello");</text:p>
      <text:p text:style-name="P1"><text:tab/><text:tab/> }</text:p>
      <text:p text:style-name="P1"><text:s/><text:tab/> }</text:p>
      <text:p text:style-name="P1"/>
      <text:p text:style-name="P1"><text:s text:c="2"/>Here in the above class no default <text:span text:style-name="T14">constructor</text:span> supplied by Java compiler.</text:p>
      <text:p text:style-name="P1"/>
      <text:p text:style-name="P1"><text:s text:c="2"/><text:span text:style-name="T6">Example:</text:span></text:p>
      <text:p text:style-name="P1"><text:span text:style-name="T6"/></text:p>
      <text:p text:style-name="P1"><text:s text:c="2"/><text:tab/>class Sample{</text:p>
      <text:p text:style-name="P1"><text:s text:c="5"/><text:tab/><text:tab/>Sample(int x){</text:p>
      <text:p text:style-name="P1"><text:tab/> <text:s text:c="3"/><text:tab/><text:tab/>System.out.println("Hello");</text:p>
      <text:p text:style-name="P1"><text:tab/> <text:tab/>}</text:p>
      <text:p text:style-name="P1"><text:s text:c="2"/><text:tab/>}</text:p>
      <text:p text:style-name="P1"/>
      <text:p text:style-name="P1"><text:s text:c="2"/>Here in the above class no default <text:span text:style-name="T14">constructor</text:span> supplied by Java compiler.</text:p>
      <text:p text:style-name="P1"><text:s text:c="2"/></text:p>
      <text:p text:style-name="P8"><text:s/>Imp note:</text:p>
      <text:p text:style-name="P8">----------------</text:p>
      <text:p text:style-name="P1"><text:s/>We know that like a method, constructor can accept arguments.</text:p>
      <text:p text:style-name="P1"><text:s/></text:p>
      <text:p text:style-name="P1"><text:s/>The constructor without arguments is also called as zero argument constructor.</text:p>
      <text:p text:style-name="P1"><text:s/></text:p>
      <text:p text:style-name="P8"><text:span text:style-name="T14">Q.</text:span> How can we call argument constructor?</text:p>
      <text:p text:style-name="P1"><text:s/><text:span text:style-name="T3">ans: </text:span></text:p>
      <text:p text:style-name="P1"><text:s text:c="4"/>new ClassName<text:span text:style-name="T14">(</text:span>arg1, arg2,<text:span text:style-name="T14">.</text:span>..);</text:p>
      <text:p text:style-name="P1"><text:tab/></text:p>
      <text:p text:style-name="P8"><text:s/>Argument constructor example:</text:p>
      <text:p text:style-name="P8"><text:s/>---------------------------------------------</text:p>
      <text:p text:style-name="P8"/>
      <text:p text:style-name="P1"><text:s/><text:tab/>class Sample{</text:p>
      <text:p text:style-name="P1"><text:s text:c="4"/><text:tab/><text:tab/>Sample(int a){</text:p>
      <text:p text:style-name="P1"><text:tab/> <text:s text:c="2"/><text:tab/><text:tab/>System.out.println("arg con a="+a);</text:p>
      <text:p text:style-name="P1"><text:tab/><text:tab/>}</text:p>
      <text:p text:style-name="P1"><text:s/><text:tab/>}</text:p>
      <text:p text:style-name="P1"/>
      <text:p text:style-name="P1"><text:s/><text:tab/>public class ConTestCase4{</text:p>
      <text:p text:style-name="P1"><text:s text:c="4"/><text:tab/><text:tab/>public static void main(String[] args){</text:p>
      <text:p text:style-name="P1"><text:tab/> <text:s text:c="3"/><text:tab/><text:tab/>Sample s1 = new Sample(23);</text:p>
      <text:p text:style-name="P1"><text:tab/><text:tab/><text:tab/>Sample s2 = new Sample(41);</text:p>
      <text:p text:style-name="P1"><text:tab/><text:tab/><text:tab/>Sample s3 = new Sample(); <text:tab/><text:span text:style-name="T15">// C error.(as we define one constructor then <text:tab/><text:tab/><text:tab/><text:tab/><text:tab/><text:tab/><text:tab/><text:tab/>compiler will not supply default constructor)</text:span></text:p>
      <text:p text:style-name="P1"><text:tab/><text:tab/>}</text:p>
      <text:p text:style-name="P1"><text:tab/> }</text:p>
      <text:p text:style-name="P1"/>
      <text:p text:style-name="P1"/>
      <text:p text:style-name="P1"/>
      <text:p text:style-name="P1"/>
      <text:p text:style-name="P1"><text:soft-page-break/><text:s/><text:span text:style-name="T6">Imp note:</text:span></text:p>
      <text:p text:style-name="P1"><text:span text:style-name="T6"/></text:p>
      <text:p text:style-name="P1"><text:s/>we know that like a non-static method, constructor also has 'this' reference</text:p>
      <text:p text:style-name="P1"><text:s/></text:p>
      <text:p text:style-name="P8"><text:span text:style-name="T16">Q.</text:span> Can we access static data + non- static data inside constructor?</text:p>
      <text:p text:style-name="P8"/>
      <text:p text:style-name="P1"><text:s/><text:span text:style-name="T3">ans:</text:span> yes</text:p>
      <text:p text:style-name="P1"><text:s/></text:p>
      <text:p text:style-name="P1"><text:s/><text:span text:style-name="T9">Q. </text:span><text:span text:style-name="T6">What is the use of </text:span><text:span text:style-name="T9">constructor</text:span><text:span text:style-name="T6"> arguments?</text:span></text:p>
      <text:p text:style-name="P1"><text:span text:style-name="T6"/></text:p>
      <text:p text:style-name="P1"><text:s/><text:span text:style-name="T3">ans:</text:span> We can use constructor arguments to <text:span text:style-name="T16">initialize</text:span> data members fo<text:span text:style-name="T16">r</text:span> the class.</text:p>
      <text:p text:style-name="P1"><text:s/></text:p>
      <text:p text:style-name="P8"><text:s/>Example program:</text:p>
      <text:p text:style-name="P8"/>
      <text:p text:style-name="P1"><text:s/><text:tab/>class Circle{</text:p>
      <text:p text:style-name="P1"><text:s text:c="4"/><text:tab/><text:tab/>int radius;</text:p>
      <text:p text:style-name="P1"><text:tab/></text:p>
      <text:p text:style-name="P1"><text:tab/><text:tab/>Circle(int r){</text:p>
      <text:p text:style-name="P1"><text:tab/> <text:s text:c="2"/><text:tab/><text:tab/>radius = r;</text:p>
      <text:p text:style-name="P1"><text:tab/> <text:s text:c="2"/><text:tab/><text:tab/><text:span text:style-name="T17">// or this.radius = r;</text:span></text:p>
      <text:p text:style-name="P1"><text:tab/><text:tab/>}</text:p>
      <text:p text:style-name="P1"><text:tab/> }</text:p>
      <text:p text:style-name="P1"><text:s/><text:tab/>public class ConTestCase5{</text:p>
      <text:p text:style-name="P1"><text:s text:c="2"/><text:tab/> <text:tab/>public static void main(String[] args){</text:p>
      <text:p text:style-name="P1"><text:s text:c="6"/><text:tab/><text:tab/><text:tab/>Circle c1 = new Circle(2);</text:p>
      <text:p text:style-name="P1"><text:tab/> <text:s/><text:tab/><text:tab/>Circle c2 = new Circle(5);</text:p>
      <text:p text:style-name="P1"><text:tab/> <text:s/><text:tab/><text:tab/>System.out.println(c1.radius);//2</text:p>
      <text:p text:style-name="P1"><text:tab/> <text:s/><text:tab/><text:tab/>System.out.println(c2.radius);//5</text:p>
      <text:p text:style-name="P1"><text:s text:c="3"/><text:tab/><text:tab/>}</text:p>
      <text:p text:style-name="P1"><text:s/><text:tab/>}</text:p>
      <text:p text:style-name="P1"/>
      <text:p text:style-name="P1"><text:s/><text:span text:style-name="T16">I</text:span>n the above example <text:span text:style-name="T16">initializing</text:span> object data member with constructor is not required.</text:p>
      <text:p text:style-name="P1"><text:s/><text:span text:style-name="T16">I</text:span>f the data member is private then initializing radius with constructor argument is required</text:p>
      <text:p text:style-name="P1"><text:s/></text:p>
      <text:p text:style-name="P1"><text:s/>class Circle{</text:p>
      <text:p text:style-name="P1"><text:s text:c="4"/>private int radius;</text:p>
      <text:p text:style-name="P1"><text:tab/></text:p>
      <text:p text:style-name="P1"><text:tab/>Circle(int r){</text:p>
      <text:p text:style-name="P1"><text:tab/> <text:s text:c="2"/>radius = r;</text:p>
      <text:p text:style-name="P1"><text:tab/> <text:s text:c="2"/>// or this.radius = r;</text:p>
      <text:p text:style-name="P1"><text:tab/>}</text:p>
      <text:p text:style-name="P1"><text:tab/>int getRadius(){</text:p>
      <text:p text:style-name="P1"><text:tab/> <text:s text:c="2"/>return radius;</text:p>
      <text:p text:style-name="P1"><text:tab/>}</text:p>
      <text:p text:style-name="P1"><text:s/>}</text:p>
      <text:p text:style-name="P1"><text:s/>public class ConTestCase6{</text:p>
      <text:p text:style-name="P1"><text:s text:c="3"/>public static void main(String[] args){</text:p>
      <text:p text:style-name="P1"><text:s text:c="6"/>Circle c1 = new Circle(2);</text:p>
      <text:p text:style-name="P1"><text:tab/> <text:s/>Circle c2 = new Circle(5);</text:p>
      <text:p text:style-name="P1"><text:tab/> // System.out.println(c1.radius);//2 c error private data not accessed directly</text:p>
      <text:p text:style-name="P1"><text:tab/> // System.out.println(c2.radius);//5 c error private data not accessed directly</text:p>
      <text:p text:style-name="P1"><text:tab/> System.out.println(c1.getRadius());//2</text:p>
      <text:p text:style-name="P1"><text:tab/> System.out.println(c2.getRadius());//5</text:p>
      <text:p text:style-name="P1"><text:soft-page-break/><text:s text:c="3"/>}</text:p>
      <text:p text:style-name="P1"><text:s/>}</text:p>
      <text:p text:style-name="P1"><text:s/></text:p>
      <text:p text:style-name="P1"><text:s/>if the constructor parameter name is same as data member name then use this.datamember name to refer to data member.</text:p>
      <text:p text:style-name="P1"><text:s/>class Circle{</text:p>
      <text:p text:style-name="P1"><text:s text:c="4"/>private int radius;</text:p>
      <text:p text:style-name="P1"><text:tab/></text:p>
      <text:p text:style-name="P1"><text:tab/>Circle(int radius){</text:p>
      <text:p text:style-name="P1"><text:tab/> <text:s text:c="2"/>this.radius = radius;</text:p>
      <text:p text:style-name="P1"><text:tab/>}</text:p>
      <text:p text:style-name="P1"><text:tab/>int getRadius(){</text:p>
      <text:p text:style-name="P1"><text:tab/> <text:s text:c="2"/>return radius;</text:p>
      <text:p text:style-name="P1"><text:tab/>}</text:p>
      <text:p text:style-name="P1"><text:s/>}</text:p>
      <text:p text:style-name="P1"><text:s/>public class ConTestCase7{</text:p>
      <text:p text:style-name="P1"><text:s text:c="3"/>public static void main(String[] args){</text:p>
      <text:p text:style-name="P1"><text:s text:c="6"/>Circle c1 = new Circle(2);</text:p>
      <text:p text:style-name="P1"><text:tab/> <text:s/>Circle c2 = new Circle(5);</text:p>
      <text:p text:style-name="P1"><text:tab/> System.out.println(c1.getRadius());//2</text:p>
      <text:p text:style-name="P1"><text:tab/> System.out.println(c2.getRadius());//5</text:p>
      <text:p text:style-name="P1"><text:s text:c="3"/>}</text:p>
      <text:p text:style-name="P1"><text:s/>}</text:p>
      <text:p text:style-name="P1"><text:s/>One more example:</text:p>
      <text:p text:style-name="P1"><text:s/>-----------------</text:p>
      <text:p text:style-name="P1"><text:s/>class SalesBoy{</text:p>
      <text:p text:style-name="P1"><text:s text:c="3"/>private int id;</text:p>
      <text:p text:style-name="P1"><text:s text:c="3"/>private String name;</text:p>
      <text:p text:style-name="P1"><text:s text:c="3"/>private int salary;</text:p>
      <text:p text:style-name="P1"><text:s text:c="3"/></text:p>
      <text:p text:style-name="P1"><text:s text:c="3"/>SalesBoy(int id, String name, int salary){</text:p>
      <text:p text:style-name="P1"><text:s text:c="6"/>this.id = id;</text:p>
      <text:p text:style-name="P1"><text:tab/> <text:s/>this.name = name;</text:p>
      <text:p text:style-name="P1"><text:tab/> <text:s/>this.salary = salary;</text:p>
      <text:p text:style-name="P1"><text:s text:c="3"/>}</text:p>
      <text:p text:style-name="P1"><text:s text:c="3"/>void show(){</text:p>
      <text:p text:style-name="P1"><text:s text:c="6"/>System.out.println("id="+id+",name="+name+",salary="+salary);</text:p>
      <text:p text:style-name="P1"><text:s text:c="3"/>}</text:p>
      <text:p text:style-name="P1"><text:s/>}</text:p>
      <text:p text:style-name="P1"><text:s/>public class ConTestCase7a{</text:p>
      <text:p text:style-name="P1"><text:s text:c="4"/>public static void main(String[] args){</text:p>
      <text:p text:style-name="P1"><text:tab/> <text:s text:c="3"/>//SalesBoy s = new SalesBoy(); C error there is no zero argument constructor </text:p>
      <text:p text:style-name="P1"><text:tab/><text:tab/>SalesBoy s = new SalesBoy(23,"narayana",10000);</text:p>
      <text:p text:style-name="P1"><text:tab/><text:tab/>s.show();</text:p>
      <text:p text:style-name="P1"><text:tab/>}</text:p>
      <text:p text:style-name="P1"><text:s/>}</text:p>
      <text:p text:style-name="P1"><text:s/></text:p>
      <text:p text:style-name="P1"><text:s/>Inside a class if we are not defining any constructor then java compiler will provide a zero <text:span text:style-name="T18">argument</text:span> constructor with same <text:span text:style-name="T18">modifier</text:span> as class modifier, this constructor is called as default <text:span text:style-name="T18">constructor.</text:span></text:p>
      <text:p text:style-name="P1"><text:s/></text:p>
      <text:p text:style-name="P1"><text:s/>public class Circle{</text:p>
      <text:p text:style-name="P1"><text:s text:c="4"/>int radius;</text:p>
      <text:p text:style-name="P1"><text:s/>}</text:p>
      <text:p text:style-name="P1"><text:soft-page-break/><text:s/>the above code is modified as shown below by java compiler after modification java compiler compiles and generates .class files</text:p>
      <text:p text:style-name="P1"><text:s/>public class Circle extends java.lang.Object{</text:p>
      <text:p text:style-name="P1"><text:s text:c="4"/>int radius;</text:p>
      <text:p text:style-name="P1"><text:tab/>public Circle(){</text:p>
      <text:p text:style-name="P1"><text:tab/> <text:s text:c="2"/>super();</text:p>
      <text:p text:style-name="P1"><text:tab/>}</text:p>
      <text:p text:style-name="P1"><text:s/>}</text:p>
      <text:p text:style-name="P1"><text:s/>here java.lang.Object is default super class for Circle and public Circle() is default constructor for Circle</text:p>
      <text:p text:style-name="P1"><text:s/>Both default super class java.lang.Object and default constructor are provided by java compiler to our Circle class.</text:p>
      <text:p text:style-name="P1"><text:s/>if you jdk1.6 try this</text:p>
      <text:p text:style-name="P1"><text:s/>javac Circle.java</text:p>
      <text:p text:style-name="P1"><text:s/>javap Circle</text:p>
      <text:p text:style-name="P1"><text:s/></text:p>
      <text:p text:style-name="P1"><text:s/>class Circle{</text:p>
      <text:p text:style-name="P1"><text:s text:c="5"/>int raius;</text:p>
      <text:p text:style-name="P1"><text:s/>}</text:p>
      <text:p text:style-name="P1"><text:s/>the above code is modified as shown below by java compiler after modification java compiler compiles and generates the .class file.</text:p>
      <text:p text:style-name="P1"><text:s/>class Circle extends java.lang.Object{</text:p>
      <text:p text:style-name="P1"><text:s text:c="4"/>int radius;</text:p>
      <text:p text:style-name="P1"><text:tab/>Circle(){</text:p>
      <text:p text:style-name="P1"><text:tab/> <text:s text:c="2"/>super();</text:p>
      <text:p text:style-name="P1"><text:tab/>}</text:p>
      <text:p text:style-name="P1"><text:s/>}</text:p>
      <text:p text:style-name="P1"><text:s/>observation default constructor supplied by java compiler is having default / package access which is same as class modifier.</text:p>
      <text:p text:style-name="P1"><text:s/>if class is public java compiler will give public default contructor</text:p>
      <text:p text:style-name="P1"><text:s/>if class is not public then java compiler will give non public default cosntructor.</text:p>
      <text:p text:style-name="P1"><text:s/>remember point2:</text:p>
      <text:p text:style-name="P1"><text:s/>In the class if we are defining any constructor then compiler will not give default constructor.</text:p>
      <text:p text:style-name="P1"><text:s/></text:p>
      <text:p text:style-name="P1"><text:s/>class Rectangle{</text:p>
      <text:p text:style-name="P1"><text:s text:c="4"/>int length;</text:p>
      <text:p text:style-name="P1"><text:tab/>int breadth;</text:p>
      <text:p text:style-name="P1"><text:tab/>Rectangle(int l, int b){</text:p>
      <text:p text:style-name="P1"><text:tab/> <text:s text:c="3"/>length = l;</text:p>
      <text:p text:style-name="P1"><text:tab/><text:tab/>breadth = b;</text:p>
      <text:p text:style-name="P1"><text:tab/>}</text:p>
      <text:p text:style-name="P1"><text:s/>}</text:p>
      <text:p text:style-name="P1"><text:s/>if the above class is compiled by java compiler then source code will be modified as:</text:p>
      <text:p text:style-name="P1"><text:s/>class Rectangle extends java.lang.Object{</text:p>
      <text:p text:style-name="P1"><text:s text:c="3"/>int length;</text:p>
      <text:p text:style-name="P1"><text:s text:c="3"/>int breadth;</text:p>
      <text:p text:style-name="P1"><text:s text:c="3"/>Rectangle(int l, int b){</text:p>
      <text:p text:style-name="P1"><text:s text:c="6"/>super();</text:p>
      <text:p text:style-name="P1"><text:tab/> <text:s/>length = l;</text:p>
      <text:p text:style-name="P1"><text:tab/> <text:s/>breadth = b;</text:p>
      <text:p text:style-name="P1"><text:s text:c="3"/>}</text:p>
      <text:p text:style-name="P1"><text:s/>}</text:p>
      <text:p text:style-name="P1"><text:s/>extends java.lang.Object is given by java compiler</text:p>
      <text:p text:style-name="P1"><text:soft-page-break/><text:s/>super() also given by java compiler </text:p>
      <text:p text:style-name="P1"><text:s/>As we defined a constructor so default constructor will not be provided by java compiler.</text:p>
      <text:p text:style-name="P1"><text:s/></text:p>
      <text:p text:style-name="P1"><text:s/>remember point3:</text:p>
      <text:p text:style-name="P1"><text:s/>If compiler is not giving default constructor for top level class.(zero arg constructor)</text:p>
      <text:p text:style-name="P1"><text:s/>and if the programmer is also not defining zero arg constructor htne objection creation is not possible</text:p>
      <text:p text:style-name="P1"><text:s/>using new ClassName();</text:p>
      <text:p text:style-name="P1"><text:s/>In the above example:</text:p>
      <text:p text:style-name="P1"><text:s/>Ractangle r1 = new Rectangle(2,3); // allowed</text:p>
      <text:p text:style-name="P1"><text:s/>Rectangle r2 = new Rectangle(); // not allowed</text:p>
      <text:p text:style-name="P1"><text:s/></text:p>
      <text:p text:style-name="P1"><text:s/>remember point4:</text:p>
      <text:p text:style-name="P1"><text:s/>Programmers are habituated to call zero argument constructor as defualt constructor.</text:p>
      <text:p text:style-name="P1"><text:s/></text:p>
      <text:p text:style-name="P1"><text:s/>remember point5:</text:p>
      <text:p text:style-name="P1"><text:s/>Wrong statement is: if there is no default constructor then java compiler will give default constructor.</text:p>
      <text:p text:style-name="P1"><text:s/>Correct statement is: if there is no constructor then java compiler will give default constructor.</text:p>
      <text:p text:style-name="P1"><text:s/></text:p>
      <text:p text:style-name="P1"><text:s/>remember point6:</text:p>
      <text:p text:style-name="P1"><text:s/>Like methods we can overload constructors:</text:p>
      <text:p text:style-name="P1"><text:s/></text:p>
      <text:p text:style-name="P1"><text:s/>class Point{</text:p>
      <text:p text:style-name="P1"><text:s text:c="4"/>private int x;</text:p>
      <text:p text:style-name="P1"><text:tab/>private int y;</text:p>
      <text:p text:style-name="P1"><text:tab/></text:p>
      <text:p text:style-name="P1"><text:tab/>Point(){</text:p>
      <text:p text:style-name="P1"><text:tab/> <text:s text:c="2"/>x = 0;</text:p>
      <text:p text:style-name="P1"><text:tab/> <text:s text:c="2"/>y = 0;</text:p>
      <text:p text:style-name="P1"><text:tab/>}</text:p>
      <text:p text:style-name="P1"><text:tab/>Point(int a){</text:p>
      <text:p text:style-name="P1"><text:tab/> <text:s text:c="2"/>x = a;</text:p>
      <text:p text:style-name="P1"><text:tab/> <text:s text:c="2"/>y = 0;</text:p>
      <text:p text:style-name="P1"><text:tab/>}</text:p>
      <text:p text:style-name="P1"><text:tab/>Point(int a, int b){</text:p>
      <text:p text:style-name="P1"><text:tab/> <text:s text:c="2"/>x = a;</text:p>
      <text:p text:style-name="P1"><text:tab/> <text:s text:c="2"/>y = b ;</text:p>
      <text:p text:style-name="P1"><text:tab/>}</text:p>
      <text:p text:style-name="P1"><text:tab/>void show(){</text:p>
      <text:p text:style-name="P1"><text:tab/> <text:s text:c="2"/>System.out.println("("+x+","+y+")");</text:p>
      <text:p text:style-name="P1"><text:tab/>}</text:p>
      <text:p text:style-name="P1"><text:s/>}</text:p>
      <text:p text:style-name="P1"><text:s/>public class ConTestCase8{</text:p>
      <text:p text:style-name="P1"><text:s text:c="3"/>public static void main(String[] args){</text:p>
      <text:p text:style-name="P1"><text:s text:c="4"/>Point p1, p2, p3;</text:p>
      <text:p text:style-name="P1"><text:tab/>p1 =new Point();</text:p>
      <text:p text:style-name="P1"><text:tab/>p2 = new Point(2);</text:p>
      <text:p text:style-name="P1"><text:tab/>p3 = new Point(4,5);</text:p>
      <text:p text:style-name="P1"><text:tab/>p1.show();</text:p>
      <text:p text:style-name="P1"><text:tab/>p2.show();</text:p>
      <text:p text:style-name="P1"><text:tab/>p3.show();</text:p>
      <text:p text:style-name="P1"><text:s text:c="3"/>}</text:p>
      <text:p text:style-name="P1"><text:s/>}</text:p>
      <text:p text:style-name="P1"><text:s/></text:p>
      <text:p text:style-name="P1"><text:soft-page-break/><text:s/>Copy constructor</text:p>
      <text:p text:style-name="P1"><text:s/>---------------</text:p>
      <text:p text:style-name="P1"><text:s/>A constructor can take same class object ref as arugment and it can assigne the argument objet ref values to current obj.</text:p>
      <text:p text:style-name="P1"><text:s text:c="2"/>class Point{</text:p>
      <text:p text:style-name="P1"><text:s text:c="4"/>private int x;</text:p>
      <text:p text:style-name="P1"><text:tab/>private int y;</text:p>
      <text:p text:style-name="P1"><text:tab/></text:p>
      <text:p text:style-name="P1"><text:tab/>Point(){</text:p>
      <text:p text:style-name="P1"><text:tab/> <text:s text:c="2"/>x = 0;</text:p>
      <text:p text:style-name="P1"><text:tab/> <text:s text:c="2"/>y = 0;</text:p>
      <text:p text:style-name="P1"><text:tab/>}</text:p>
      <text:p text:style-name="P1"><text:tab/>Point(int a){</text:p>
      <text:p text:style-name="P1"><text:tab/> <text:s text:c="2"/>x = a;</text:p>
      <text:p text:style-name="P1"><text:tab/> <text:s text:c="2"/>y = 0;</text:p>
      <text:p text:style-name="P1"><text:tab/>}</text:p>
      <text:p text:style-name="P1"><text:tab/>Point(int a, int b){</text:p>
      <text:p text:style-name="P1"><text:tab/> <text:s text:c="2"/>x = a;</text:p>
      <text:p text:style-name="P1"><text:tab/> <text:s text:c="2"/>y = b ;</text:p>
      <text:p text:style-name="P1"><text:tab/>}</text:p>
      <text:p text:style-name="P1"><text:tab/>Point(Point p){</text:p>
      <text:p text:style-name="P1"><text:tab/> <text:s text:c="2"/>x = p.x;</text:p>
      <text:p text:style-name="P1"><text:tab/> <text:s text:c="2"/>y = p.y;</text:p>
      <text:p text:style-name="P1"><text:tab/>}</text:p>
      <text:p text:style-name="P1"><text:tab/>void show(){</text:p>
      <text:p text:style-name="P1"><text:tab/> <text:s text:c="2"/>System.out.println("("+x+","+y+")");</text:p>
      <text:p text:style-name="P1"><text:tab/>}</text:p>
      <text:p text:style-name="P1"><text:s/>}</text:p>
      <text:p text:style-name="P1"><text:s/>public class ConTestCase9{</text:p>
      <text:p text:style-name="P1"><text:s text:c="3"/>public static void main(String[] args){</text:p>
      <text:p text:style-name="P1"><text:s text:c="4"/>Point p1, p2, p3,p4;</text:p>
      <text:p text:style-name="P1"><text:tab/>p1 =new Point();</text:p>
      <text:p text:style-name="P1"><text:tab/>p2 = new Point(2);</text:p>
      <text:p text:style-name="P1"><text:tab/>p3 = new Point(4,5);</text:p>
      <text:p text:style-name="P1"><text:tab/>p4 = new Point(p3);</text:p>
      <text:p text:style-name="P1"><text:tab/>p1.show();</text:p>
      <text:p text:style-name="P1"><text:tab/>p2.show();</text:p>
      <text:p text:style-name="P1"><text:tab/>p3.show();</text:p>
      <text:p text:style-name="P1"><text:tab/>p4.show();</text:p>
      <text:p text:style-name="P1"><text:s text:c="3"/>}</text:p>
      <text:p text:style-name="P1"><text:s/>}</text:p>
      <text:p text:style-name="P1"><text:s/></text:p>
      <text:p text:style-name="P1"><text:s/>Types constructors:</text:p>
      <text:p text:style-name="P1"><text:s/>==================</text:p>
      <text:p text:style-name="P1"><text:s/>Based on who defined the constructor constrcutor are divided into 2 types:</text:p>
      <text:p text:style-name="P1"><text:s/>1) compiler defined constructor</text:p>
      <text:p text:style-name="P1"><text:s/>2) programmer defined constructor</text:p>
      <text:p text:style-name="P1"><text:s/></text:p>
      <text:p text:style-name="P1"><text:s/>Based on modifiers constructor are divided into 4 types:</text:p>
      <text:p text:style-name="P1"><text:s/>1) public access constructors</text:p>
      <text:p text:style-name="P1"><text:s/>2) protected access constructors</text:p>
      <text:p text:style-name="P1"><text:s/>3) package access constructors / default access constructors</text:p>
      <text:p text:style-name="P1"><text:s/>4) private access constructors </text:p>
      <text:p text:style-name="P1"><text:soft-page-break/><text:s/></text:p>
      <text:p text:style-name="P1"><text:s/>Can we define constructor of a class as private constructor?</text:p>
      <text:p text:style-name="P1"><text:s/>ans: yes</text:p>
      <text:p text:style-name="P1"><text:s/></text:p>
      <text:p text:style-name="P1"><text:s/>What is the use of private Constructor?</text:p>
      <text:p text:style-name="P1"><text:s/>ans: </text:p>
      <text:p text:style-name="P1"><text:s/>If constructor is declared as private constructor we can not create object of the class outside class.</text:p>
      <text:p text:style-name="P1"><text:s/>But we can create object of the class inside the class.</text:p>
      <text:p text:style-name="P1"><text:s/>This private constructor concept is very important concept in real time.</text:p>
      <text:p text:style-name="P1"><text:s/>If we want to restrict the object creation outside the class then we use private constructor.</text:p>
      <text:p text:style-name="P1"><text:s/></text:p>
      <text:p text:style-name="P1"><text:s/>example:</text:p>
      <text:p text:style-name="P1"><text:s/>class AdminUser{</text:p>
      <text:p text:style-name="P1"><text:s text:c="4"/>private AdminUser(){</text:p>
      <text:p text:style-name="P1"><text:tab/> <text:s text:c="2"/>System.out.println("How dare to create AdminUser obj?");</text:p>
      <text:p text:style-name="P1"><text:tab/>}</text:p>
      <text:p text:style-name="P1"><text:s/>}</text:p>
      <text:p text:style-name="P1"><text:s/>public class ConTestCase10{</text:p>
      <text:p text:style-name="P1"><text:s text:c="3"/>public static void main(String[] args){</text:p>
      <text:p text:style-name="P1"><text:s text:c="6"/>AdminUser u = new AdminUser(); // C error</text:p>
      <text:p text:style-name="P1"><text:s text:c="3"/>}</text:p>
      <text:p text:style-name="P1"><text:s/>}</text:p>
      <text:p text:style-name="P1"/>
      <text:p text:style-name="P1">modifed example:</text:p>
      <text:p text:style-name="P1">class AdminUser{</text:p>
      <text:p text:style-name="P1"><text:s text:c="4"/>private AdminUser(){</text:p>
      <text:p text:style-name="P1"><text:tab/> <text:s text:c="2"/>System.out.println("How dare to create AdminUser obj?");</text:p>
      <text:p text:style-name="P1"><text:tab/>}</text:p>
      <text:p text:style-name="P1"><text:s text:c="3"/>public static void main(String[] args){</text:p>
      <text:p text:style-name="P1"><text:s text:c="6"/>AdminUser u = new AdminUser(); </text:p>
      <text:p text:style-name="P1"><text:s text:c="3"/>}</text:p>
      <text:p text:style-name="P1"><text:s/>}</text:p>
      <text:p text:style-name="P1"><text:s/></text:p>
      <text:p text:style-name="P1"><text:s/>What is the use of private constructor?</text:p>
      <text:p text:style-name="P1"><text:s/>ans: if we want to restrict the user of the class not to create the object then we declare the constructor as private constructor.</text:p>
      <text:p text:style-name="P1"><text:s/></text:p>
      <text:p text:style-name="P1"><text:s/>What is a factory method in java?(we are not discussing design pattern)</text:p>
      <text:p text:style-name="P1"><text:s/>ans: factory method is a method that creates and returns object of a class.</text:p>
      <text:p text:style-name="P1"><text:s/></text:p>
      <text:p text:style-name="P1"><text:s/>what is static factory method?</text:p>
      <text:p text:style-name="P1"><text:s/>ans: static factory method is factory method declared with static modifier.</text:p>
      <text:p text:style-name="P1"><text:s/></text:p>
      <text:p text:style-name="P1"><text:s/>FactoryTestCase1.java</text:p>
      <text:p text:style-name="P1"><text:s/>class Employee{</text:p>
      <text:p text:style-name="P1"><text:s text:c="4"/>Employee(){</text:p>
      <text:p text:style-name="P1"><text:tab/> <text:s text:c="2"/>System.out.println("Employee obj created");</text:p>
      <text:p text:style-name="P1"><text:tab/>}</text:p>
      <text:p text:style-name="P1"><text:s/>}</text:p>
      <text:p text:style-name="P1"><text:s/>class Student{</text:p>
      <text:p text:style-name="P1"><text:s text:c="4"/>Student(){</text:p>
      <text:p text:style-name="P1"><text:tab/> <text:s text:c="2"/>System.out.println("Student obj created");</text:p>
      <text:p text:style-name="P1"><text:tab/>}</text:p>
      <text:p text:style-name="P1"><text:soft-page-break/><text:s/>}</text:p>
      <text:p text:style-name="P1"><text:s/>public class FactoryTestCase1{</text:p>
      <text:p text:style-name="P1"><text:s text:c="3"/>static Employee getNewEmployee(){ // it is a static factory method that returns Employee obj</text:p>
      <text:p text:style-name="P1"><text:s text:c="6"/>Employee e = new Employee();</text:p>
      <text:p text:style-name="P1"><text:tab/> <text:s/>return e;</text:p>
      <text:p text:style-name="P1"><text:s text:c="3"/>}</text:p>
      <text:p text:style-name="P1"><text:s text:c="3"/>static Student getNewStudent(){ // it is a static factory method that returns Student obj</text:p>
      <text:p text:style-name="P1"><text:s text:c="6"/>Student s = new Student();</text:p>
      <text:p text:style-name="P1"><text:tab/> <text:s/>return s;</text:p>
      <text:p text:style-name="P1"><text:s text:c="3"/>}</text:p>
      <text:p text:style-name="P1"><text:s text:c="3"/>public static void main(String[] args){</text:p>
      <text:p text:style-name="P1"><text:s text:c="7"/>Employee e1, e2;</text:p>
      <text:p text:style-name="P1"><text:tab/> <text:s text:c="2"/>Student s1, s2;</text:p>
      <text:p text:style-name="P1"><text:tab/> <text:s text:c="2"/>e1 = getNewEmployee();</text:p>
      <text:p text:style-name="P1"><text:tab/> <text:s text:c="2"/>e2 = getNewEmployee();</text:p>
      <text:p text:style-name="P1"><text:tab/> <text:s text:c="2"/>s1 = getNewStudent();</text:p>
      <text:p text:style-name="P1"><text:tab/> <text:s text:c="2"/>s2 = getNewStudent();</text:p>
      <text:p text:style-name="P1"><text:s text:c="3"/>}</text:p>
      <text:p text:style-name="P1"><text:s/>}</text:p>
      <text:p text:style-name="P1"><text:s/></text:p>
      <text:p text:style-name="P1"><text:s/></text:p>
      <text:p text:style-name="P1"><text:s/>Define a class with one static factory method that returns object of the same class</text:p>
      <text:p text:style-name="P1"><text:s/>class User{</text:p>
      <text:p text:style-name="P1"><text:s text:c="3"/>private int id;</text:p>
      <text:p text:style-name="P1"><text:s text:c="3"/>//this is static factory method creates object of User(ie same class)</text:p>
      <text:p text:style-name="P1"><text:s text:c="3"/>static User getNewUser(int id){</text:p>
      <text:p text:style-name="P1"><text:s text:c="4"/>User u = new User();</text:p>
      <text:p text:style-name="P1"><text:s text:c="4"/>u.id = id;</text:p>
      <text:p text:style-name="P1"><text:s text:c="4"/>return u;</text:p>
      <text:p text:style-name="P1"><text:s text:c="3"/>}</text:p>
      <text:p text:style-name="P1"/>
      <text:p text:style-name="P1"><text:s text:c="3"/>int getId(){ return id; }</text:p>
      <text:p text:style-name="P1">}</text:p>
      <text:p text:style-name="P1">public class FactoryTestCase2{</text:p>
      <text:p text:style-name="P1"><text:s/>public static void main(String[] args){</text:p>
      <text:p text:style-name="P1"><text:s text:c="4"/>User u1 = new User();</text:p>
      <text:p text:style-name="P1"><text:s text:c="4"/>User u2 = User.getNewUser(11);</text:p>
      <text:p text:style-name="P1"><text:s text:c="4"/>User u3 = User.getNewUser(420);</text:p>
      <text:p text:style-name="P1"><text:s text:c="4"/>S.o.pln(u1.getId());//0</text:p>
      <text:p text:style-name="P1"><text:s text:c="4"/>S.o.pln(u2.getId());//11</text:p>
      <text:p text:style-name="P1"><text:s text:c="4"/>S.o.pln(u3.getId());//420</text:p>
      <text:p text:style-name="P1"><text:s/>}</text:p>
      <text:p text:style-name="P1">}</text:p>
      <text:p text:style-name="P1"/>
      <text:p text:style-name="P1">Define a class to which we can create only three objects by using factory method of that class.</text:p>
      <text:p text:style-name="P1"/>
      <text:p text:style-name="P1">To restrict the object creations to 3 we have to use private constructor.</text:p>
      <text:p text:style-name="P1"/>
      <text:p text:style-name="P1"/>
      <text:p text:style-name="P1"/>
      <text:p text:style-name="P1"><text:s/>class User{</text:p>
      <text:p text:style-name="P1"><text:s text:c="3"/>private int id;</text:p>
      <text:p text:style-name="P1"><text:s text:c="3"/>private int count=0;</text:p>
      <text:p text:style-name="P1"><text:soft-page-break/><text:s text:c="3"/></text:p>
      <text:p text:style-name="P1"><text:s text:c="3"/>//this is static factory method creates object of User(ie same class)</text:p>
      <text:p text:style-name="P1"><text:s text:c="3"/>static User getNewUser(int id){</text:p>
      <text:p text:style-name="P1"><text:s text:c="4"/>if(count==3)</text:p>
      <text:p text:style-name="P1"><text:tab/> <text:s/>return null;</text:p>
      <text:p text:style-name="P1"><text:tab/>else{ <text:s/></text:p>
      <text:p text:style-name="P1"><text:s text:c="6"/>User u = new User();</text:p>
      <text:p text:style-name="P1"><text:s text:c="6"/>u.id = id;</text:p>
      <text:p text:style-name="P1"><text:tab/> <text:s/>count++;</text:p>
      <text:p text:style-name="P1"><text:s text:c="6"/>return u;</text:p>
      <text:p text:style-name="P1"><text:tab/>}</text:p>
      <text:p text:style-name="P1"><text:s text:c="3"/>}</text:p>
      <text:p text:style-name="P1"/>
      <text:p text:style-name="P1"><text:s text:c="3"/>int getId(){ return id; }</text:p>
      <text:p text:style-name="P1">}</text:p>
      <text:p text:style-name="P1">public class FactoryTestCase3{</text:p>
      <text:p text:style-name="P1"><text:s/>public static void main(String[] args){</text:p>
      <text:p text:style-name="P1"><text:s text:c="4"/>User u1 = User.getNewUser(5);</text:p>
      <text:p text:style-name="P1"><text:s text:c="4"/>User u2 = User.getNewUser(11);</text:p>
      <text:p text:style-name="P1"><text:s text:c="4"/>User u3 = User.getNewUser(420);</text:p>
      <text:p text:style-name="P1"><text:s text:c="4"/>S.o.pln(u1.getId());</text:p>
      <text:p text:style-name="P1"><text:s text:c="4"/>S.o.pln(u2.getId());</text:p>
      <text:p text:style-name="P1"><text:s text:c="4"/>S.o.pln(u3.getId());</text:p>
      <text:p text:style-name="P1"><text:tab/>User u5 = User.getNewUser(50);// here you will get null</text:p>
      <text:p text:style-name="P1"><text:tab/>System.out.println(u5);</text:p>
      <text:p text:style-name="P1"><text:s text:c="4"/>User u6 = new User();</text:p>
      <text:p text:style-name="P1"><text:s text:c="4"/>User u7 = new User();</text:p>
      <text:p text:style-name="P1"><text:tab/>User u8 = new User();</text:p>
      <text:p text:style-name="P1"><text:tab/>User u9 = new User();</text:p>
      <text:p text:style-name="P1"><text:tab/>// we observed that we can create more than 3 objects</text:p>
      <text:p text:style-name="P1"><text:s/>}</text:p>
      <text:p text:style-name="P1">}</text:p>
      <text:p text:style-name="P1">to restrict it define User constructor as private constructor</text:p>
      <text:p text:style-name="P1">if you define User class constructor as private constructor then object creation is possible only with getNewUser() method.(which is inside the class)</text:p>
      <text:p text:style-name="P1">But not possible with new User(); (out side the class)</text:p>
      <text:p text:style-name="P1">modified code:</text:p>
      <text:p text:style-name="P1"><text:s/>class User{</text:p>
      <text:p text:style-name="P1"><text:s text:c="3"/>private int id;</text:p>
      <text:p text:style-name="P1"><text:s text:c="3"/>private int count=0;</text:p>
      <text:p text:style-name="P1"><text:s text:c="3"/>private User(){</text:p>
      <text:p text:style-name="P1"><text:s text:c="3"/>}</text:p>
      <text:p text:style-name="P1"><text:s text:c="3"/>//this is static factory method creates object of User(ie same class)</text:p>
      <text:p text:style-name="P1"><text:s text:c="3"/>static User getNewUser(int id){</text:p>
      <text:p text:style-name="P1"><text:s text:c="4"/>if(count==3)</text:p>
      <text:p text:style-name="P1"><text:tab/> <text:s/>return null;</text:p>
      <text:p text:style-name="P1"><text:tab/>else{ <text:s/></text:p>
      <text:p text:style-name="P1"><text:s text:c="6"/>User u = new User();</text:p>
      <text:p text:style-name="P1"><text:s text:c="6"/>u.id = id;</text:p>
      <text:p text:style-name="P1"><text:tab/> <text:s/>count++;</text:p>
      <text:p text:style-name="P1"><text:s text:c="6"/>return u;</text:p>
      <text:p text:style-name="P1"><text:tab/>}</text:p>
      <text:p text:style-name="P1"><text:s text:c="3"/>}</text:p>
      <text:p text:style-name="P1"><text:soft-page-break/></text:p>
      <text:p text:style-name="P1"><text:s text:c="3"/>int getId(){ return id; }</text:p>
      <text:p text:style-name="P1">}</text:p>
      <text:p text:style-name="P1">public class FactoryTestCase4{</text:p>
      <text:p text:style-name="P1"><text:s/>public static void main(String[] args){</text:p>
      <text:p text:style-name="P1"><text:s text:c="4"/>User u1 = User.getNewUser(5);</text:p>
      <text:p text:style-name="P1"><text:s text:c="4"/>User u2 = User.getNewUser(11);</text:p>
      <text:p text:style-name="P1"><text:s text:c="4"/>User u3 = User.getNewUser(420);</text:p>
      <text:p text:style-name="P1"><text:s text:c="4"/>S.o.pln(u1.getId());</text:p>
      <text:p text:style-name="P1"><text:s text:c="4"/>S.o.pln(u2.getId());</text:p>
      <text:p text:style-name="P1"><text:s text:c="4"/>S.o.pln(u3.getId());</text:p>
      <text:p text:style-name="P1"><text:tab/>User u5 = User.getNewUser(50);// here you will get null</text:p>
      <text:p text:style-name="P1"><text:tab/>System.out.println(u5);</text:p>
      <text:p text:style-name="P1"><text:s text:c="4"/>User u6 = new User();// c error</text:p>
      <text:p text:style-name="P1"><text:s text:c="4"/>User u7 = new User();// c error</text:p>
      <text:p text:style-name="P1"><text:tab/>User u8 = new User();// c error</text:p>
      <text:p text:style-name="P1"><text:tab/>User u9 = new User();// c error</text:p>
      <text:p text:style-name="P1"><text:tab/>// we observed that we can not create more than 3 objects</text:p>
      <text:p text:style-name="P1"><text:s/>}</text:p>
      <text:p text:style-name="P1">}</text:p>
      <text:p text:style-name="P1">modified example:</text:p>
      <text:p text:style-name="P1">class User{</text:p>
      <text:p text:style-name="P1"><text:s text:c="2"/>private int id;</text:p>
      <text:p text:style-name="P1"><text:s text:c="2"/>private static int count=0;</text:p>
      <text:p text:style-name="P1"/>
      <text:p text:style-name="P1"><text:s text:c="2"/>private User(){</text:p>
      <text:p text:style-name="P1"><text:s text:c="5"/>System.out.println("User obj created");</text:p>
      <text:p text:style-name="P1"><text:s text:c="5"/>count++;</text:p>
      <text:p text:style-name="P1"><text:s text:c="5"/>id = 420+count;</text:p>
      <text:p text:style-name="P1"><text:s text:c="2"/>} <text:s/></text:p>
      <text:p text:style-name="P1"/>
      <text:p text:style-name="P1"><text:s text:c="2"/>public static User getNewUser(){</text:p>
      <text:p text:style-name="P1"><text:s text:c="5"/>User u = null;</text:p>
      <text:p text:style-name="P1"><text:s text:c="5"/>if(count&lt;3)</text:p>
      <text:p text:style-name="P1"><text:s text:c="7"/>u = new User();</text:p>
      <text:p text:style-name="P1"><text:s text:c="5"/>else</text:p>
      <text:p text:style-name="P1"><text:s text:c="7"/>u = null;</text:p>
      <text:p text:style-name="P1"><text:s text:c="5"/>return u;</text:p>
      <text:p text:style-name="P1"><text:s text:c="2"/>}</text:p>
      <text:p text:style-name="P1"><text:s text:c="2"/>public int getId(){</text:p>
      <text:p text:style-name="P1"><text:s text:c="4"/>return id;</text:p>
      <text:p text:style-name="P1"><text:s text:c="2"/>}</text:p>
      <text:p text:style-name="P1">}</text:p>
      <text:p text:style-name="P1"/>
      <text:p text:style-name="P1">public class RestrictedObjectCreationDemo{</text:p>
      <text:p text:style-name="P1"><text:s text:c="2"/>public static void main(String[] args){</text:p>
      <text:p text:style-name="P1"><text:s text:c="4"/>User u1, u2, u3, u4;</text:p>
      <text:p text:style-name="P1"><text:s text:c="4"/>//u1 = new User(); c error</text:p>
      <text:p text:style-name="P1"><text:s text:c="4"/>//u2 = new User(); c error</text:p>
      <text:p text:style-name="P1"><text:s text:c="4"/>//u3 = new User(); c error</text:p>
      <text:p text:style-name="P1"><text:s text:c="4"/>//u4 = new User(); c error</text:p>
      <text:p text:style-name="P1"><text:s text:c="4"/>u1 = User.getNewUser();</text:p>
      <text:p text:style-name="P1"><text:s text:c="4"/>u2 = User.getNewUser();</text:p>
      <text:p text:style-name="P1"><text:soft-page-break/><text:s text:c="4"/>u3 = User.getNewUser();</text:p>
      <text:p text:style-name="P1"/>
      <text:p text:style-name="P1"><text:s text:c="4"/>u4 = User.getNewUser();</text:p>
      <text:p text:style-name="P1"><text:s text:c="3"/>System.out.println(u1);//User@hc1</text:p>
      <text:p text:style-name="P1"><text:s text:c="3"/>System.out.println(u2);//User@hc2</text:p>
      <text:p text:style-name="P1"><text:s text:c="3"/>System.out.println(u3);//User@hc3</text:p>
      <text:p text:style-name="P1"><text:s text:c="3"/>System.out.println(u4);//null</text:p>
      <text:p text:style-name="P1"><text:s text:c="3"/>System.out.println(u1.getId());//421</text:p>
      <text:p text:style-name="P1"><text:s text:c="3"/>System.out.println(u2.getId());//422</text:p>
      <text:p text:style-name="P1"><text:s text:c="3"/>System.out.println(u3.getId());//423</text:p>
      <text:p text:style-name="P1"><text:s text:c="3"/>System.out.println(u4.getId());//NPE</text:p>
      <text:p text:style-name="P1"><text:s text:c="2"/>}</text:p>
      <text:p text:style-name="P1">}</text:p>
      <text:p text:style-name="P1"/>
      <text:p text:style-name="P1">Define a class to which we can create only one object?</text:p>
      <text:p text:style-name="P1">(singleton)</text:p>
      <text:p text:style-name="P1">we know that in this class we must define the constructor as private to impose object creation restriction.</text:p>
      <text:p text:style-name="P1">In this class we must define factory method to return the same object every time.</text:p>
      <text:p text:style-name="P1">with multiple calls the factory method should return the same object again and again.</text:p>
      <text:p text:style-name="P1"/>
      <text:p text:style-name="P1">class President{</text:p>
      <text:p text:style-name="P1"><text:s text:c="3"/>private static final President p = new President();</text:p>
      <text:p text:style-name="P1"><text:s text:c="3"/>private President(){</text:p>
      <text:p text:style-name="P1"><text:s text:c="5"/>System.out.println("President obj created");</text:p>
      <text:p text:style-name="P1"><text:s text:c="3"/>}</text:p>
      <text:p text:style-name="P1"><text:s text:c="3"/>public static President getPresident(){</text:p>
      <text:p text:style-name="P1"><text:s text:c="5"/>return p;</text:p>
      <text:p text:style-name="P1"><text:s text:c="3"/>}</text:p>
      <text:p text:style-name="P1">}</text:p>
      <text:p text:style-name="P1">public class SingleObjDemo{</text:p>
      <text:p text:style-name="P1"><text:s text:c="2"/>public static void main(String[] args){</text:p>
      <text:p text:style-name="P1"><text:s text:c="5"/>President p1, p2, p3;</text:p>
      <text:p text:style-name="P1"><text:tab/> //p1 = new President(); C error</text:p>
      <text:p text:style-name="P1"><text:tab/> p1 = President.getPresident();</text:p>
      <text:p text:style-name="P1"><text:tab/> p2 = President.getPresident();</text:p>
      <text:p text:style-name="P1"><text:tab/> p3 = President.getPresident();</text:p>
      <text:p text:style-name="P1"><text:tab/> System.out.println(p1==p2);//true</text:p>
      <text:p text:style-name="P1"><text:tab/> System.out.println(p2==p3);//true</text:p>
      <text:p text:style-name="P1"><text:tab/> System.out.println(p1==p3);//true</text:p>
      <text:p text:style-name="P1"><text:tab/> System.out.println(p1); //President@HC</text:p>
      <text:p text:style-name="P1"><text:tab/> System.out.println(p2);//President@HC</text:p>
      <text:p text:style-name="P1"><text:tab/> System.out.println(p3);//President@HC</text:p>
      <text:p text:style-name="P1"><text:s text:c="2"/>}</text:p>
      <text:p text:style-name="P1">}</text:p>
      <text:p text:style-name="P1">This singleton pattern implementation can be improved.</text:p>
      <text:p text:style-name="P1"/>
      <text:p text:style-name="P1">Constructor calling:</text:p>
      <text:p text:style-name="P1">--------------------</text:p>
      <text:p text:style-name="P1">1. In java constructor of a class can call another constructor of the same class by using this() call.</text:p>
      <text:p text:style-name="P1">2. In java constructor of a class can call its super class constructor by using super() call.( we will discuss this concept with inheritance)</text:p>
      <text:p text:style-name="P1">More about this() call</text:p>
      <text:p text:style-name="P1"><text:soft-page-break/>----------------------</text:p>
      <text:p text:style-name="P1">1. Constructor of a class can call another constructor of the same class by using this() call.</text:p>
      <text:p text:style-name="P1">2. Zero arg constructor can call argument constructor of the same class by using this(args);</text:p>
      <text:p text:style-name="P1">3. Arg constructor can call zero argument constructor the same class by using this();</text:p>
      <text:p text:style-name="P1">4. this() call this(args) call can be used only once inside a constructor.</text:p>
      <text:p text:style-name="P1"><text:s text:c="3"/>we can not write multiple this calls.</text:p>
      <text:p text:style-name="P1">5.If we try to call this()/this(args) call multiple times we will get C Error</text:p>
      <text:p text:style-name="P1">6. this()/this(args) must be the first statement in the constructor.</text:p>
      <text:p text:style-name="P1">7. this()/this(args) can not be written as second line or any other line.(other than first line)</text:p>
      <text:p text:style-name="P1">if we try to do so we will get c error.</text:p>
      <text:p text:style-name="P1"/>
      <text:p text:style-name="P1">class Point{</text:p>
      <text:p text:style-name="P1"><text:s text:c="3"/>private int x;</text:p>
      <text:p text:style-name="P1"><text:s text:c="3"/>private int y;</text:p>
      <text:p text:style-name="P1"><text:s text:c="3"/>public Point(){</text:p>
      <text:p text:style-name="P1"><text:s text:c="6"/>this(0,0);</text:p>
      <text:p text:style-name="P1"><text:tab/> <text:s/>System.out.println("zero arg con");</text:p>
      <text:p text:style-name="P1"><text:s text:c="3"/>}</text:p>
      <text:p text:style-name="P1"><text:s text:c="3"/>public Point(int x, int y){</text:p>
      <text:p text:style-name="P1"><text:s text:c="6"/>System.out.println("arg con");</text:p>
      <text:p text:style-name="P1"><text:s text:c="6"/>this.x = x;</text:p>
      <text:p text:style-name="P1"><text:tab/> <text:s/>this.y = y;</text:p>
      <text:p text:style-name="P1"><text:s text:c="3"/>}</text:p>
      <text:p text:style-name="P1"><text:s text:c="3"/>public void show(){</text:p>
      <text:p text:style-name="P1"><text:s text:c="6"/>System.out.println("("+x+","+y+")");</text:p>
      <text:p text:style-name="P1"><text:s text:c="3"/>}</text:p>
      <text:p text:style-name="P1">}</text:p>
      <text:p text:style-name="P1">public class ThisCallTestCase1{</text:p>
      <text:p text:style-name="P1"><text:s text:c="2"/>public static void main(String[] args){</text:p>
      <text:p text:style-name="P1"><text:s text:c="5"/>Point p1 = new Point();</text:p>
      <text:p text:style-name="P1"><text:tab/> p1.show();</text:p>
      <text:p text:style-name="P1"><text:s text:c="2"/>}</text:p>
      <text:p text:style-name="P1">}</text:p>
      <text:p text:style-name="P1"/>
      <text:p text:style-name="P1">class Point{</text:p>
      <text:p text:style-name="P1"><text:s text:c="3"/>private int x;</text:p>
      <text:p text:style-name="P1"><text:s text:c="3"/>private int y;</text:p>
      <text:p text:style-name="P1"><text:s text:c="3"/>public Point(){</text:p>
      <text:p text:style-name="P1"><text:s text:c="7"/>this(1,1);</text:p>
      <text:p text:style-name="P1"><text:tab/> <text:s/>System.out.println("zero arg con");</text:p>
      <text:p text:style-name="P1"><text:s text:c="3"/>}</text:p>
      <text:p text:style-name="P1"><text:s text:c="3"/>public Point(int x, int y){</text:p>
      <text:p text:style-name="P1"><text:s text:c="6"/>System.out.println("2 arg con");</text:p>
      <text:p text:style-name="P1"><text:s text:c="6"/>this.x = x;</text:p>
      <text:p text:style-name="P1"><text:tab/> <text:s/>this.y = y;</text:p>
      <text:p text:style-name="P1"><text:s text:c="3"/>}</text:p>
      <text:p text:style-name="P1"><text:s text:c="3"/>public Point(int x){</text:p>
      <text:p text:style-name="P1"><text:s text:c="6"/>this();</text:p>
      <text:p text:style-name="P1"><text:s text:c="6"/>System.out.println("1 arg con");</text:p>
      <text:p text:style-name="P1"><text:s text:c="6"/>this.x = x;</text:p>
      <text:p text:style-name="P1"><text:s text:c="3"/>}</text:p>
      <text:p text:style-name="P1"><text:s text:c="3"/>public void show(){</text:p>
      <text:p text:style-name="P1"><text:s text:c="6"/>System.out.println("("+x+","+y+")");</text:p>
      <text:p text:style-name="P1"><text:soft-page-break/><text:s text:c="3"/>}</text:p>
      <text:p text:style-name="P1">}</text:p>
      <text:p text:style-name="P1">public class ThisCallTestCase2{</text:p>
      <text:p text:style-name="P1"><text:s text:c="2"/>public static void main(String[] args){</text:p>
      <text:p text:style-name="P1"><text:s text:c="5"/>Point p1 = new Point(2);</text:p>
      <text:p text:style-name="P1"><text:s text:c="2"/>}</text:p>
      <text:p text:style-name="P1">}</text:p>
      <text:p text:style-name="P1">Why constructor calling using this() call?</text:p>
      <text:p text:style-name="P1">ans: one constructor logic can be reused another constructor.</text:p>
      <text:p text:style-name="P1"/>
      <text:p text:style-name="P1">class Point{</text:p>
      <text:p text:style-name="P1"><text:s text:c="3"/>private int x;</text:p>
      <text:p text:style-name="P1"><text:s text:c="3"/>private int y;</text:p>
      <text:p text:style-name="P1"><text:s text:c="3"/>public Point(){</text:p>
      <text:p text:style-name="P1"><text:s text:c="7"/>this(1,1);</text:p>
      <text:p text:style-name="P1"><text:tab/> <text:s/>System.out.println("zero arg con");</text:p>
      <text:p text:style-name="P1"><text:s text:c="3"/>}</text:p>
      <text:p text:style-name="P1"><text:s text:c="3"/>public Point(int x, int y){</text:p>
      <text:p text:style-name="P1"><text:s text:c="6"/>System.out.println("2 arg con");</text:p>
      <text:p text:style-name="P1"><text:s text:c="6"/>this.x = x;</text:p>
      <text:p text:style-name="P1"><text:tab/> <text:s/>this.y = y;</text:p>
      <text:p text:style-name="P1"><text:s text:c="3"/>}</text:p>
      <text:p text:style-name="P1"><text:s text:c="3"/>public Point(int x){</text:p>
      <text:p text:style-name="P1"><text:s text:c="6"/>this(x,1);</text:p>
      <text:p text:style-name="P1"><text:s text:c="6"/>System.out.println("1 arg con");</text:p>
      <text:p text:style-name="P1"><text:s text:c="3"/>}</text:p>
      <text:p text:style-name="P1"><text:s text:c="3"/>public void show(){</text:p>
      <text:p text:style-name="P1"><text:s text:c="6"/>System.out.println("("+x+","+y+")");</text:p>
      <text:p text:style-name="P1"><text:s text:c="3"/>}</text:p>
      <text:p text:style-name="P1">}</text:p>
      <text:p text:style-name="P1">public class ThisCallTestCase3{</text:p>
      <text:p text:style-name="P1"><text:s text:c="2"/>public static void main(String[] args){</text:p>
      <text:p text:style-name="P1"><text:s text:c="5"/>Point p1 = new Point(2);</text:p>
      <text:p text:style-name="P1"><text:s text:c="2"/>}</text:p>
      <text:p text:style-name="P1">}</text:p>
      <text:p text:style-name="P1">note1: direct recusrion of constructor is not allowed in java</text:p>
      <text:p text:style-name="P1">class Foo{</text:p>
      <text:p text:style-name="P1"><text:s text:c="3"/>Foo(){</text:p>
      <text:p text:style-name="P1"><text:s text:c="5"/>this(); // C error a constructor can not call itself</text:p>
      <text:p text:style-name="P1"><text:s text:c="3"/>}</text:p>
      <text:p text:style-name="P1">}</text:p>
      <text:p text:style-name="P1"/>
      <text:p text:style-name="P1">Note2: indirect rescursion of constructor is also not allowed in java</text:p>
      <text:p text:style-name="P1"/>
      <text:p text:style-name="P1">class Foo{</text:p>
      <text:p text:style-name="P1"><text:s text:c="3"/>Foo(){</text:p>
      <text:p text:style-name="P1"><text:s text:c="6"/>this(1);</text:p>
      <text:p text:style-name="P1"><text:s text:c="3"/>}</text:p>
      <text:p text:style-name="P1"><text:s text:c="3"/>Foo(int a){</text:p>
      <text:p text:style-name="P1"><text:s text:c="6"/>this();</text:p>
      <text:p text:style-name="P1"><text:s text:c="3"/>}</text:p>
      <text:p text:style-name="P1">}</text:p>
      <text:p text:style-name="P1"><text:s/>here also you will get c error</text:p>
      <text:p text:style-name="P1"><text:soft-page-break/><text:s/></text:p>
      <text:p text:style-name="P1">What is the difference between constructor and non static block?</text:p>
      <text:p text:style-name="P1">ans: </text:p>
      <text:p text:style-name="P1">Non static block, constructor</text:p>
      <text:p text:style-name="P1">-----------------------------</text:p>
      <text:p text:style-name="P1">1. executed automatically after object creation but before constructor execution, 1.executed automatically after object creation but after non static block execution.</text:p>
      <text:p text:style-name="P1"/>
      <text:p text:style-name="P1">2.does not take parameters , 2. takes parameters also</text:p>
      <text:p text:style-name="P1"/>
      <text:p text:style-name="P1">The main use of non static block is if all constructor are having same logic then instead of writing same loginc in each constructor we can shift that logic to non static block.</text:p>
      <text:p text:style-name="P1">Means common logic of all constructors can be place inside non static block, but specific logic can be placed inside constructors.</text:p>
      <text:p text:style-name="P1"/>
      <text:p text:style-name="P1">class Foo{</text:p>
      <text:p text:style-name="P1"><text:s text:c="3"/>Foo(){</text:p>
      <text:p text:style-name="P1"><text:s text:c="6"/>// Logic1</text:p>
      <text:p text:style-name="P1"><text:tab/> <text:s/>// Logic2</text:p>
      <text:p text:style-name="P1"><text:s text:c="3"/>}</text:p>
      <text:p text:style-name="P1"><text:s text:c="3"/>Foo(int a){</text:p>
      <text:p text:style-name="P1"><text:s text:c="5"/>// Logic1 </text:p>
      <text:p text:style-name="P1"><text:tab/> // Logic3</text:p>
      <text:p text:style-name="P1"><text:tab/> <text:s/></text:p>
      <text:p text:style-name="P1"><text:s text:c="3"/>}</text:p>
      <text:p text:style-name="P1"><text:s text:c="3"/>Foo(int a, int b){</text:p>
      <text:p text:style-name="P1"><text:s text:c="7"/>// Logic1 </text:p>
      <text:p text:style-name="P1"><text:tab/> <text:s text:c="2"/>// Logic4</text:p>
      <text:p text:style-name="P1"><text:s text:c="3"/>}</text:p>
      <text:p text:style-name="P1">}</text:p>
      <text:p text:style-name="P1">so logic can be shifted to non static block</text:p>
      <text:p text:style-name="P1">class Foo{</text:p>
      <text:p text:style-name="P1"><text:s text:c="3"/>{</text:p>
      <text:p text:style-name="P1"><text:s text:c="7"/>// Logic1</text:p>
      <text:p text:style-name="P1"><text:s text:c="3"/>}</text:p>
      <text:p text:style-name="P1"><text:s text:c="3"/>Foo(){</text:p>
      <text:p text:style-name="P1"><text:s text:c="5"/></text:p>
      <text:p text:style-name="P1"><text:tab/> <text:s/>// Logic2</text:p>
      <text:p text:style-name="P1"><text:s text:c="3"/>}</text:p>
      <text:p text:style-name="P1"><text:s text:c="3"/>Foo(int a){</text:p>
      <text:p text:style-name="P1"><text:s text:c="5"/></text:p>
      <text:p text:style-name="P1"><text:tab/> // Logic3</text:p>
      <text:p text:style-name="P1"><text:tab/> <text:s/></text:p>
      <text:p text:style-name="P1"><text:s text:c="3"/>}</text:p>
      <text:p text:style-name="P1"><text:s text:c="3"/>Foo(int a, int b){</text:p>
      <text:p text:style-name="P1"><text:s text:c="7"/></text:p>
      <text:p text:style-name="P1"><text:tab/> <text:s text:c="2"/>// Logic4</text:p>
      <text:p text:style-name="P1"><text:s text:c="3"/>}</text:p>
      <text:p text:style-name="P1">}</text:p>
      <text:p text:style-name="P1"/>
      <text:p text:style-name="P1">Encapsulation:-</text:p>
      <text:p text:style-name="P1">--------------</text:p>
      <text:p text:style-name="P1"><text:s text:c="2"/>Defining a class with private data members and with public methods to access the private data is <text:soft-page-break/>called as encapsulation.</text:p>
      <text:p text:style-name="P1"><text:s text:c="2"/>As data is declared as private we can access that data outside class by using methods.</text:p>
      <text:p text:style-name="P1"><text:s text:c="2"/>or</text:p>
      <text:p text:style-name="P1"><text:s text:c="2"/>Encapsulation is a process of packing up of data and behaviour into single unit such a class.</text:p>
      <text:p text:style-name="P1"><text:s text:c="2"/></text:p>
      <text:p text:style-name="P1"><text:s text:c="2"/>In encapsulation data is not accessble to outside world directly.</text:p>
      <text:p text:style-name="P1"><text:s text:c="2"/>data is accessed to the outside world with the help of behaviour defined in the class.</text:p>
      <text:p text:style-name="P1"><text:s text:c="2"/></text:p>
      <text:p text:style-name="P1"><text:s text:c="2"/>class Student{</text:p>
      <text:p text:style-name="P1"><text:s text:c="5"/>private int rollNum;</text:p>
      <text:p text:style-name="P1"><text:tab/> private String name;</text:p>
      <text:p text:style-name="P1"><text:tab/> String branch;</text:p>
      <text:p text:style-name="P1"><text:tab/> public void setRollNum(int r){</text:p>
      <text:p text:style-name="P1"><text:tab/> <text:s text:c="3"/>rollNum = r;</text:p>
      <text:p text:style-name="P1"><text:tab/> }</text:p>
      <text:p text:style-name="P1"><text:tab/> public int getRollNum(){</text:p>
      <text:p text:style-name="P1"><text:tab/> <text:s text:c="3"/>return rollNuml;</text:p>
      <text:p text:style-name="P1"><text:tab/> }</text:p>
      <text:p text:style-name="P1"><text:tab/> public void setName(String n){</text:p>
      <text:p text:style-name="P1"><text:tab/> <text:s text:c="3"/>name = n;</text:p>
      <text:p text:style-name="P1"><text:tab/> }</text:p>
      <text:p text:style-name="P1"><text:tab/> public String getName(){</text:p>
      <text:p text:style-name="P1"><text:tab/> <text:s text:c="3"/>return name;</text:p>
      <text:p text:style-name="P1"><text:tab/> }</text:p>
      <text:p text:style-name="P1"><text:s text:c="2"/>}</text:p>
      <text:p text:style-name="P1"><text:s text:c="2"/>Is this calss full encapsulated?</text:p>
      <text:p text:style-name="P1"><text:s text:c="2"/>ans: No, beacuse branch is not declared as private.</text:p>
      <text:p text:style-name="P1"/>
      <text:p text:style-name="P1">Class, Object and encapsul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01%" fo:font-weight="bold" style:font-size-asian="101%" style:font-weight-asian="bold" style:font-size-complex="101%" style:font-weight-complex="bold"/>
    </style:style>
    <style:style style:name="arial" style:family="paragraph" style:parent-style-name="Preformatted_20_Text">
      <style:paragraph-properties fo:text-align="justify" style:justify-single-word="false"/>
      <style:text-properties officeooo:rsid="000c7af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9T18:07:33.563000000</dc:date>
    <meta:editing-duration>PT2H36M29S</meta:editing-duration>
    <meta:editing-cycles>3</meta:editing-cycles>
    <meta:generator>LibreOffice/4.4.0.1$Windows_x86 LibreOffice_project/1ba9640ddd424f1f535c75bf2b86703770b8cf6f</meta:generator>
    <meta:document-statistic meta:table-count="0" meta:image-count="0" meta:object-count="0" meta:page-count="19" meta:paragraph-count="877" meta:word-count="3452" meta:character-count="24221" meta:non-whitespace-character-count="19453"/>
  </office:meta>
</office:document-meta>
</file>